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imes" fo:font-size="14pt" officeooo:rsid="000e854f" officeooo:paragraph-rsid="000e854f" style:font-size-asian="14pt" style:font-size-complex="14pt"/>
    </style:style>
    <style:style style:name="P2" style:family="paragraph" style:parent-style-name="Standard">
      <style:paragraph-properties fo:text-align="justify" style:justify-single-word="false"/>
      <style:text-properties style:font-name="Times" fo:font-size="14pt" officeooo:rsid="000e854f" officeooo:paragraph-rsid="000e854f" style:font-size-asian="14pt" style:font-size-complex="14pt"/>
    </style:style>
    <style:style style:name="P3" style:family="paragraph" style:parent-style-name="Standard" style:list-style-name="L1">
      <style:paragraph-properties fo:text-align="justify" style:justify-single-word="false"/>
      <style:text-properties style:font-name="Times" fo:font-size="14pt" officeooo:rsid="000e854f" officeooo:paragraph-rsid="000e854f" style:font-size-asian="14pt" style:font-size-complex="14pt"/>
    </style:style>
    <style:style style:name="P4" style:family="paragraph" style:parent-style-name="Standard" style:list-style-name="L3">
      <style:paragraph-properties fo:text-align="justify" style:justify-single-word="false"/>
      <style:text-properties style:font-name="Times" fo:font-size="14pt" officeooo:rsid="000e854f" officeooo:paragraph-rsid="000e854f" style:font-size-asian="14pt" style:font-size-complex="14pt"/>
    </style:style>
    <style:style style:name="P5" style:family="paragraph" style:parent-style-name="Standard">
      <style:paragraph-properties fo:text-align="justify" style:justify-single-word="false"/>
      <style:text-properties style:font-name="Times" fo:font-size="14pt" officeooo:rsid="000f876b" officeooo:paragraph-rsid="000f876b" style:font-size-asian="14pt" style:font-size-complex="14pt"/>
    </style:style>
    <style:style style:name="P6" style:family="paragraph" style:parent-style-name="Standard" style:list-style-name="L2">
      <style:paragraph-properties fo:text-align="justify" style:justify-single-word="false"/>
      <style:text-properties style:font-name="Times" fo:font-size="14pt" officeooo:rsid="000f876b" officeooo:paragraph-rsid="000f876b" style:font-size-asian="14pt" style:font-size-complex="14pt"/>
    </style:style>
    <style:style style:name="P7" style:family="paragraph" style:parent-style-name="Standard" style:list-style-name="L3">
      <style:paragraph-properties fo:text-align="justify" style:justify-single-word="false"/>
      <style:text-properties style:font-name="Times" fo:font-size="14pt" officeooo:rsid="000f876b" officeooo:paragraph-rsid="000f876b" style:font-size-asian="14pt" style:font-size-complex="14pt"/>
    </style:style>
    <style:style style:name="P8" style:family="paragraph" style:parent-style-name="Standard" style:list-style-name="L2">
      <style:paragraph-properties fo:text-align="justify" style:justify-single-word="false"/>
      <style:text-properties style:font-name="Times" fo:font-size="14pt" officeooo:rsid="00111175" officeooo:paragraph-rsid="00111175" style:font-size-asian="14pt" style:font-size-complex="14pt"/>
    </style:style>
    <style:style style:name="P9" style:family="paragraph" style:parent-style-name="Standard" style:list-style-name="L3">
      <style:paragraph-properties fo:text-align="justify" style:justify-single-word="false"/>
      <style:text-properties style:font-name="Times" fo:font-size="14pt" officeooo:rsid="00111175" officeooo:paragraph-rsid="00111175" style:font-size-asian="14pt" style:font-size-complex="14pt"/>
    </style:style>
    <style:style style:name="P10" style:family="paragraph" style:parent-style-name="Standard" style:list-style-name="L2">
      <style:paragraph-properties fo:text-align="justify" style:justify-single-word="false"/>
      <style:text-properties style:font-name="Times" fo:font-size="14pt" officeooo:rsid="0013a5ca" officeooo:paragraph-rsid="0013a5ca" style:font-size-asian="14pt" style:font-size-complex="14pt"/>
    </style:style>
    <style:style style:name="P11" style:family="paragraph" style:parent-style-name="Standard">
      <style:paragraph-properties fo:text-align="justify" style:justify-single-word="false"/>
      <style:text-properties style:font-name="Times" fo:font-size="14pt" officeooo:rsid="0014f8c4" officeooo:paragraph-rsid="0014f8c4" style:font-size-asian="14pt" style:font-size-complex="14pt"/>
    </style:style>
    <style:style style:name="T1" style:family="text">
      <style:text-properties officeooo:rsid="000e854f"/>
    </style:style>
    <style:style style:name="T2" style:family="text">
      <style:text-properties officeooo:rsid="000f876b"/>
    </style:style>
    <style:style style:name="T3" style:family="text">
      <style:text-properties officeooo:rsid="00111175"/>
    </style:style>
    <style:style style:name="T4" style:family="text">
      <style:text-properties officeooo:rsid="0013a5ca"/>
    </style:style>
    <style:style style:name="T5" style:family="text">
      <style:text-properties officeooo:rsid="0013a5f6"/>
    </style:style>
    <style:style style:name="T6" style:family="text">
      <style:text-properties officeooo:rsid="0014f8c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2</text:p>
      <text:p text:style-name="P2"/>
      <text:p text:style-name="P2"/>
      <text:p text:style-name="P2">Obtained Accuracies for BNA dataset in</text:p>
      <text:list xml:id="list3958980406" text:style-name="L1">
        <text:list-item>
          <text:p text:style-name="P3">Single – DT : 94.16</text:p>
        </text:list-item>
        <text:list-item>
          <text:p text:style-name="P3">Bagged – DT : 96.89</text:p>
        </text:list-item>
      </text:list>
      <text:p text:style-name="P2"/>
      <text:list xml:id="list221630273229797" text:continue-numbering="true" text:style-name="L1">
        <text:list-item>
          <text:p text:style-name="P3">The accuracy of single – DT varies Bagged one by 2.<text:span text:style-name="T2">8</text:span> percent<text:span text:style-name="T2">(approx)</text:span></text:p>
        </text:list-item>
      </text:list>
      <text:p text:style-name="P2"/>
      <text:p text:style-name="P5">Obtained Accuracy of SDD data set in</text:p>
      <text:list xml:id="list2118171821" text:style-name="L2">
        <text:list-item>
          <text:p text:style-name="P6">Single <text:s/>: <text:span text:style-name="T3">86.32</text:span></text:p>
        </text:list-item>
        <text:list-item>
          <text:p text:style-name="P8">Bagged : 8<text:span text:style-name="T4">4</text:span></text:p>
        </text:list-item>
        <text:list-item>
          <text:p text:style-name="P10">In this case we observe that bagging has reduce the accuracy metric but this can be increased because this is executed in a <text:span text:style-name="T5">random manner.</text:span></text:p>
        </text:list-item>
      </text:list>
      <text:p text:style-name="P11"/>
      <text:p text:style-name="P11">The metrics can be varied because the execution is done in a random manner.</text:p>
      <text:p text:style-name="P11"/>
      <text:p text:style-name="P5">Structure of single <text:span text:style-name="T1">– DT</text:span> for BNA data set and also for SDD data set</text:p>
      <text:list xml:id="list2495691558" text:style-name="L3">
        <text:list-item>
          <text:p text:style-name="P7">Maximum tree depth is 5</text:p>
        </text:list-item>
        <text:list-item>
          <text:p text:style-name="P7">Minimum number of data points for splitting at each node is 10</text:p>
          <text:p text:style-name="P7"/>
        </text:list-item>
        <text:list-item>
          <text:p text:style-name="P7">The class of each terminal node is determined by calculating the dominent <text:s/><text:span text:style-name="T4">number of </text:span>class members in the split <text:span text:style-name="T4">with maximum information gain.</text:span></text:p>
          <text:p text:style-name="P7"/>
        </text:list-item>
        <text:list-item>
          <text:p text:style-name="P7">Splitting feature, By considering each and every <text:span text:style-name="T3">data vector of data set and splitting the data set and calculating the information gain of every such split and considering the splitting point at which we observe maximum information gain.</text:span></text:p>
          <text:p text:style-name="P9"/>
        </text:list-item>
        <text:list-item>
          <text:p text:style-name="P9">Splitting value for the feature at each node is the value of attribute at which there is highest information gain.</text:p>
          <text:p text:style-name="P9"/>
        </text:list-item>
        <text:list-item>
          <text:p text:style-name="P9">The number of data sets at each terminal node <text:span text:style-name="T6">if ther are less than 10 node points at each split then the splitting is stopped this.</text:span></text:p>
          <text:p text:style-name="P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20:16:57.206950464</meta:creation-date>
    <dc:date>2018-10-02T22:16:28.393731994</dc:date>
    <meta:editing-duration>PT1M59S</meta:editing-duration>
    <meta:editing-cycles>2</meta:editing-cycles>
    <meta:generator>LibreOffice/6.0.3.2$Linux_X86_64 LibreOffice_project/00m0$Build-2</meta:generator>
    <meta:document-statistic meta:table-count="0" meta:image-count="0" meta:object-count="0" meta:page-count="1" meta:paragraph-count="22" meta:word-count="233" meta:character-count="1226" meta:non-whitespace-character-count="1021"/>
  </office:meta>
</office:document-meta>
</file>